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, serif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6.801cm" style:rel-column-width="62912*"/>
    </style:style>
    <style:style style:name="Таблица1.B" style:family="table-column">
      <style:table-column-properties style:column-width="0.7cm" style:rel-column-width="2623*"/>
    </style:style>
    <style:style style:name="Таблица1.A1" style:family="table-cell">
      <style:table-cell-properties style:vertical-align="middle" style:writing-mode="page"/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3.5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3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4pt" fo:language="en" fo:country="US" officeooo:rsid="0046c426" officeooo:paragraph-rsid="0046c426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/>
    </style:style>
    <style:style style:name="P11" style:family="paragraph" style:parent-style-name="Text_20_body">
      <style:text-properties style:font-name="Times New Roman" officeooo:rsid="001e57ff" officeooo:paragraph-rsid="001e57ff"/>
    </style:style>
    <style:style style:name="P12" style:family="paragraph" style:parent-style-name="Subtitle">
      <style:text-properties style:font-name="Times New Roman" officeooo:rsid="0006f2be" officeooo:paragraph-rsid="001eacf5"/>
    </style:style>
    <style:style style:name="P13" style:family="paragraph" style:parent-style-name="Text_20_body">
      <style:text-properties officeooo:rsid="003a9843" officeooo:paragraph-rsid="003a9843"/>
    </style:style>
    <style:style style:name="P14" style:family="paragraph" style:parent-style-name="Table">
      <style:paragraph-properties fo:keep-with-next="always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d590" officeooo:paragraph-rsid="0047d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7d590" officeooo:paragraph-rsid="0047d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85917" officeooo:paragraph-rsid="00485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a41e6" officeooo:paragraph-rsid="004a4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officeooo:rsid="0047d590" officeooo:paragraph-rsid="0047d59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47d590" officeooo:paragraph-rsid="0047d590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47d590" officeooo:paragraph-rsid="004c07cd"/>
    </style:style>
    <style:style style:name="P23" style:family="paragraph" style:parent-style-name="Heading_20_1">
      <style:text-properties style:font-name="Times New Roman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style:font-name="Times New Roma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Times New Roman" fo:language="en" fo:country="US" officeooo:rsid="0045bb56" officeooo:paragraph-rsid="001e57ff"/>
    </style:style>
    <style:style style:name="P27" style:family="paragraph" style:parent-style-name="Text_20_body">
      <style:text-properties style:font-name="Times New Roman" fo:language="ru" fo:country="RU" officeooo:rsid="0045bb56" officeooo:paragraph-rsid="001e57ff"/>
    </style:style>
    <style:style style:name="P28" style:family="paragraph" style:parent-style-name="Text_20_body">
      <style:text-properties style:font-name="Times New Roman" fo:language="ru" fo:country="RU" officeooo:rsid="004221f0" officeooo:paragraph-rsid="004221f0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Text_20_body" style:list-style-name="L2">
      <style:text-properties officeooo:paragraph-rsid="004dea60"/>
    </style:style>
    <style:style style:name="P31" style:family="paragraph" style:parent-style-name="Text_20_body" style:list-style-name="L2">
      <style:text-properties officeooo:rsid="0050c15b" officeooo:paragraph-rsid="0050c15b"/>
    </style:style>
    <style:style style:name="P32" style:family="paragraph" style:parent-style-name="Text_20_body" style:list-style-name="L2">
      <style:text-properties fo:language="ru" fo:country="RU" officeooo:rsid="005372d6" officeooo:paragraph-rsid="005372d6"/>
    </style:style>
    <style:style style:name="P33" style:family="paragraph" style:parent-style-name="Text_20_body" style:list-style-name="L2">
      <style:text-properties fo:language="ru" fo:country="RU" officeooo:rsid="005ffdfb" officeooo:paragraph-rsid="00556a44"/>
    </style:style>
    <style:style style:name="P34" style:family="paragraph" style:parent-style-name="Text_20_body" style:list-style-name="L2">
      <style:text-properties fo:language="ru" fo:country="RU" officeooo:rsid="00594350" officeooo:paragraph-rsid="00556a44"/>
    </style:style>
    <style:style style:name="P35" style:family="paragraph" style:parent-style-name="Text_20_body" style:list-style-name="L2">
      <style:text-properties fo:language="ru" fo:country="RU" officeooo:rsid="005add37" officeooo:paragraph-rsid="00556a4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5bb56"/>
    </style:style>
    <style:style style:name="T3" style:family="text">
      <style:text-properties fo:language="en" fo:country="US" officeooo:rsid="004a41e6"/>
    </style:style>
    <style:style style:name="T4" style:family="text">
      <style:text-properties fo:language="en" fo:country="US" officeooo:rsid="0020eac7"/>
    </style:style>
    <style:style style:name="T5" style:family="text">
      <style:text-properties fo:language="en" fo:country="US" officeooo:rsid="004f9d26"/>
    </style:style>
    <style:style style:name="T6" style:family="text">
      <style:text-properties fo:language="en" fo:country="US" officeooo:rsid="005d0a66"/>
    </style:style>
    <style:style style:name="T7" style:family="text">
      <style:text-properties fo:language="en" fo:country="US" officeooo:rsid="005b4319"/>
    </style:style>
    <style:style style:name="T8" style:family="text">
      <style:text-properties fo:language="ru" fo:country="RU" officeooo:rsid="0046d0af"/>
    </style:style>
    <style:style style:name="T9" style:family="text">
      <style:text-properties fo:language="ru" fo:country="RU" officeooo:rsid="004c07c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en" fo:country="US" officeooo:rsid="004473f1"/>
    </style:style>
    <style:style style:name="T13" style:family="text">
      <style:text-properties style:font-name="Times New Roman" fo:language="en" fo:country="US" officeooo:rsid="005147e5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officeooo:rsid="004f9d26"/>
    </style:style>
    <style:style style:name="T16" style:family="text">
      <style:text-properties style:font-name="Times New Roman" fo:language="ru" fo:country="RU" officeooo:rsid="005147e5"/>
    </style:style>
    <style:style style:name="T17" style:family="text">
      <style:text-properties style:font-name="Times New Roman" officeooo:rsid="004f9d26"/>
    </style:style>
    <style:style style:name="T18" style:family="text">
      <style:text-properties officeooo:rsid="0032c04e"/>
    </style:style>
    <style:style style:name="T19" style:family="text">
      <style:text-properties officeooo:rsid="004473f1"/>
    </style:style>
    <style:style style:name="T20" style:family="text">
      <style:text-properties officeooo:rsid="005add37"/>
    </style:style>
    <style:style style:name="T21" style:family="text">
      <style:text-properties officeooo:rsid="005b4319"/>
    </style:style>
    <style:style style:name="T22" style:family="text">
      <style:text-properties officeooo:rsid="005d0a66"/>
    </style:style>
    <style:style style:name="T23" style:family="text">
      <style:text-properties officeooo:rsid="005ed6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8">ФЕДЕРАЛЬНОЕ ГОСУДАРСТВЕННОЕ АВТОНОМНОЕ ОБРАЗОВАТЕЛЬНОЕ УЧРЕЖДЕНИЕ ВЫСШЕГО ОБРАЗОВАНИЯ</text:p>
            <text:p text:style-name="P8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7">Отчёт</text:p>
            <text:p text:style-name="P3"><text:span text:style-name="T18">по л</text:span>абораторн<text:span text:style-name="T18">ой</text:span> работ<text:span text:style-name="T18">е</text:span> №<text:span text:style-name="T19">3</text:span></text:p>
            <text:p text:style-name="P3">по дисциплине «Технические средства информационных систем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Выполнил:</text:p>
            <text:p text:style-name="P4">ст.гр. ИС/б-20-2-о</text:p>
            <text:p text:style-name="P4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Принял:</text:p>
            <text:p text:style-name="P6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23" text:outline-level="1" text:is-list-header="true"/>
      <text:h text:style-name="P24" text:outline-level="1"><text:span text:style-name="T10">Лабораторная работа №</text:span><text:span text:style-name="T12">3</text:span></text:h>
      <text:p text:style-name="P12">ИССЛЕДОВАНИЕ МЕТОДОВ АДРЕСАЦИИ И ПРОГРАММИРОВАНИЯ АРИФМЕТИЧЕСКИХ И ЛОГИЧЕСКИХ ОПЕРАЦИЙ</text:p>
      <text:h text:style-name="P25" text:outline-level="2">Цель работы</text:h>
      <text:p text:style-name="P11">Изучить основные директивы языка ассемблера, исследовать их воздействие на процесс ассемблирования и формирования листинга программы.</text:p>
      <text:p text:style-name="P11">Исследовать особенности функционирования блоков 16-разрядного микропроцессора при выполнении арифметических и логических операций и при использовании различных способов адресации. Приобрести практические навыки программирования на языке ассемблера МП 8086 арифметических и логических операций с применением различных способов адресации.</text:p>
      <text:h text:style-name="P25" text:outline-level="2">Постановка задачи</text:h>
      <text:p text:style-name="P11">Составит программу в <text:span text:style-name="T1">com</text:span> и <text:span text:style-name="T1">exe</text:span> форматах, осуществляющей вычисление выражения <text:span text:style-name="T2">(1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draw:frame draw:style-name="fr1" draw:name="Объект2" text:anchor-type="as-char" svg:y="-0.386cm" svg:width="5.283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9">(1)</text:p>
          </table:table-cell>
        </table:table-row>
      </table:table>
      <text:p text:style-name="P26"/>
      <text:p text:style-name="P27">Произвести отладку разработанных программ в пошаговом режиме и проследить за изменениями содержимого регистров.</text:p>
      <text:h text:style-name="P25" text:outline-level="2">Ход выполнения работы</text:h>
      <text:p text:style-name="P13">В листинге 1 представлен код <text:span text:style-name="T8">программы, вычисляющей значение функции по варианту</text:span>.</text:p>
      <text:p text:style-name="P13"/>
      <text:p text:style-name="P13"/>
      <text:p text:style-name="P13"><text:soft-page-break/>Листинг 1 — Код программы</text:p>
      <text:p text:style-name="Листинг_20_программы">org 100h <text:s text:c="3"/></text:p>
      <text:p text:style-name="Листинг_20_программы"/>
      <text:p text:style-name="Листинг_20_программы">CALL main <text:s text:c="25"/></text:p>
      <text:p text:style-name="Листинг_20_программы">RET</text:p>
      <text:p text:style-name="Листинг_20_программы"/>
      <text:p text:style-name="Листинг_20_программы">.code</text:p>
      <text:p text:style-name="Листинг_20_программы">main PROC</text:p>
      <text:p text:style-name="Листинг_20_программы"><text:s text:c="4"/>MOV AX, 257 <text:s text:c="20"/>; + 4</text:p>
      <text:p text:style-name="Листинг_20_программы"><text:s text:c="4"/>MOV BX, 0 <text:s text:c="22"/>; + 4</text:p>
      <text:p text:style-name="Листинг_20_программы"><text:s text:c="4"/>MOV CX, -257 <text:s text:c="19"/>; + 4</text:p>
      <text:p text:style-name="Листинг_20_программы"><text:s text:c="4"/></text:p>
      <text:p text:style-name="Листинг_20_программы"><text:s text:c="4"/>CALL f <text:s text:c="25"/>; + 19</text:p>
      <text:p text:style-name="Листинг_20_программы"><text:s text:c="4"/>RET <text:s text:c="4"/></text:p>
      <text:p text:style-name="Листинг_20_программы">main ENDP</text:p>
      <text:p text:style-name="Листинг_20_программы"/>
      <text:p text:style-name="Листинг_20_программы">f PROC</text:p>
      <text:p text:style-name="Листинг_20_программы"><text:s text:c="4"/>MOV f_c, CX <text:s text:c="20"/>; + 10</text:p>
      <text:p text:style-name="Листинг_20_программы"><text:s text:c="4"/>SAL AX, 1 <text:s text:c="2"/>; AX = 2 * a <text:s text:c="7"/>; + 2</text:p>
      <text:p text:style-name="Листинг_20_программы"><text:s text:c="4"/>SUB CX, AX <text:s/>; CX = c - 2 * a <text:s text:c="3"/>; + 4</text:p>
      <text:p text:style-name="Листинг_20_программы"><text:s text:c="4"/>MOV AX, CX <text:s/>; move result to AX ; + 2</text:p>
      <text:p text:style-name="Листинг_20_программы"><text:s text:c="4"/>; AX = AX * CX, where CX = 3</text:p>
      <text:p text:style-name="Листинг_20_программы"><text:s text:c="4"/>MOV CX, 3 <text:s text:c="22"/>; + 4</text:p>
      <text:p text:style-name="Листинг_20_программы"><text:s text:c="4"/>IMUL CX <text:s text:c="24"/>; + (128~154)</text:p>
      <text:p text:style-name="Листинг_20_программы"><text:s text:c="4"/>SUB BX, f_c ; b -= c <text:s text:c="11"/>; + 16</text:p>
      <text:p text:style-name="Листинг_20_программы"><text:s text:c="4"/>INC BX <text:s text:c="5"/>; ++b <text:s text:c="14"/>; + 2</text:p>
      <text:p text:style-name="Листинг_20_программы"><text:s text:c="4"/>SAR BX, 1 <text:s text:c="2"/>; b /= 2 <text:s text:c="11"/>; + 2</text:p>
      <text:p text:style-name="Листинг_20_программы"><text:s text:c="4"/>ADD AX, BX <text:s text:c="21"/>; + 3</text:p>
      <text:p text:style-name="Листинг_20_программы"><text:s text:c="4"/>MOV BX, 0 <text:s text:c="22"/>; + 4</text:p>
      <text:p text:style-name="Листинг_20_программы"><text:s text:c="4"/>MOV CX, 0 <text:s text:c="22"/>; + 4</text:p>
      <text:p text:style-name="Листинг_20_программы"><text:s text:c="4"/></text:p>
      <text:p text:style-name="Листинг_20_программы"><text:s text:c="4"/>RET</text:p>
      <text:p text:style-name="Листинг_20_программы">f ENDP</text:p>
      <text:p text:style-name="Листинг_20_программы"/>
      <text:p text:style-name="Листинг_20_программы">.data</text:p>
      <text:p text:style-name="Листинг_20_программы"><text:s text:c="4"/>f_c dw ?</text:p>
      <text:p text:style-name="Листинг_20_программы"/>
      <text:p text:style-name="P20">Было проведено тестирование составленной программы. Входные тестовые данные и результаты тестов показаны в таблице <text:sequence-ref text:reference-format="value" text:ref-name="refTable0">1</text:sequence-ref>.</text:p>
      <text:p text:style-name="P14">Таблица <text:sequence text:ref-name="refTable0" text:name="Table" text:formula="ooow:Table+1" style:num-format="1">1</text:sequence><text:s/>— Тестовые данные и результаты тестов</text:p>
      <table:table table:name="Таблица2" table:style-name="Таблица2" table:template-name="Default Style">
        <table:table-column table:style-name="Таблица2.A" table:number-columns-repeated="5"/>
        <table:table-row>
          <table:table-cell table:style-name="Таблица2.A1" office:value-type="string">
            <text:p text:style-name="P17">A</text:p>
          </table:table-cell>
          <table:table-cell table:style-name="Таблица2.A1" office:value-type="string">
            <text:p text:style-name="P17">B</text:p>
          </table:table-cell>
          <table:table-cell table:style-name="Таблица2.A1" office:value-type="string">
            <text:p text:style-name="P17">C</text:p>
          </table:table-cell>
          <table:table-cell table:style-name="Таблица2.A1" office:value-type="string">
            <text:p text:style-name="P16">Ожидаемое зн.</text:p>
          </table:table-cell>
          <table:table-cell table:style-name="Таблица2.E1" office:value-type="string">
            <text:p text:style-name="P16">Полученное зн.</text:p>
          </table:table-cell>
        </table:table-row>
        <table:table-row>
          <table:table-cell table:style-name="Таблица2.A2" office:value-type="string">
            <text:p text:style-name="P18">10</text:p>
          </table:table-cell>
          <table:table-cell table:style-name="Таблица2.A2" office:value-type="string">
            <text:p text:style-name="P18">100</text:p>
          </table:table-cell>
          <table:table-cell table:style-name="Таблица2.A2" office:value-type="string">
            <text:p text:style-name="P18">10</text:p>
          </table:table-cell>
          <table:table-cell table:style-name="Таблица2.A2" office:value-type="string">
            <text:p text:style-name="P18"><draw:frame draw:style-name="fr1" draw:name="Объект1" text:anchor-type="as-char" svg:y="-0.377cm" svg:width="1.45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E2" office:value-type="string">
            <text:p text:style-name="P15"><draw:frame draw:style-name="fr1" draw:name="Объект3" text:anchor-type="as-char" svg:y="-0.377cm" svg:width="1.45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Таблица2.3">
          <table:table-cell table:style-name="Таблица2.A2" office:value-type="string">
            <text:p text:style-name="P15">-<text:span text:style-name="T3">1</text:span></text:p>
          </table:table-cell>
          <table:table-cell table:style-name="Таблица2.A2" office:value-type="string">
            <text:p text:style-name="P15">-<text:span text:style-name="T3">20</text:span></text:p>
          </table:table-cell>
          <table:table-cell table:style-name="Таблица2.A2" office:value-type="string">
            <text:p text:style-name="P15">-<text:span text:style-name="T3">30</text:span></text:p>
          </table:table-cell>
          <table:table-cell table:style-name="Таблица2.A2" office:value-type="string">
            <text:p text:style-name="P15"><draw:frame draw:style-name="fr1" draw:name="Объект4" text:anchor-type="as-char" svg:y="-0.377cm" svg:width="0.9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E2" office:value-type="string">
            <text:p text:style-name="P15"><draw:frame draw:style-name="fr1" draw:name="Объект5" text:anchor-type="as-char" svg:y="-0.377cm" svg:width="2.875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9">257</text:p>
          </table:table-cell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15">-<text:span text:style-name="T3">257</text:span></text:p>
          </table:table-cell>
          <table:table-cell table:style-name="Таблица2.A2" office:value-type="string">
            <text:p text:style-name="P15"><draw:frame draw:style-name="fr1" draw:name="Объект6" text:anchor-type="as-char" svg:y="-0.377cm" svg:width="1.66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E2" office:value-type="string">
            <text:p text:style-name="P15"><draw:frame draw:style-name="fr1" draw:name="Объект7" text:anchor-type="as-char" svg:y="-0.377cm" svg:width="3.23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</table:table>
      <text:p text:style-name="P21"/>
      <text:p text:style-name="P22"><text:tab/><text:span text:style-name="T9">Время выполнения программы при в тактах: 216 — 242. Если частота тактового генератора — 5МГц, то время выполнения программы:</text:span><text:span text:style-name="T9"><draw:frame draw:style-name="fr1" draw:name="Объект8" text:anchor-type="as-char" svg:y="-0.619cm" svg:width="3.972cm" svg:height="1.05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с или </text:span><text:span text:style-name="T9"><draw:frame draw:style-name="fr1" draw:name="Объект9" text:anchor-type="as-char" svg:y="-0.619cm" svg:width="3.978cm" svg:height="1.05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с.</text:span></text:p>
      <text:h text:style-name="P25" text:outline-level="2" text:is-list-header="true"><text:soft-page-break/>Вывод</text:h>
      <text:p text:style-name="P28">При выполнении данной работы было получено понимание работы 16 разрядного процессора <text:span text:style-name="T1">Intel8086. </text:span>Также было получены навыки комментирования и вычисления времени выполнения программы, написанной на языке ассемблера.</text:p>
      <text:p text:style-name="P28"/>
      <text:h text:style-name="P24" text:outline-level="1" text:is-list-header="true">Приложение А</text:h>
      <text:p text:style-name="Subtitle">Ответы на контрольные вопросы</text:p>
      <text:p text:style-name="P29"/>
      <text:list xml:id="list3310550897" text:style-name="L2">
        <text:list-item>
          <text:p text:style-name="P30">Различие между командой и директивой состоит в том, что команды порождают одну машинную команду, а директивы содержат управляющую информацию для ассемблера.</text:p>
        </text:list-item>
        <text:list-item>
          <text:p text:style-name="P30">Для определения данных используются директивы DB (определение переменной размером 1 байт), DW (определение переменной размером 1 машинное слово, или 2 байта), DD (определение переменной размером 2 слова, или 4 байта). Для инициализации нескольких ячеек используется DUP.</text:p>
        </text:list-item>
        <text:list-item>
          <text:p text:style-name="P30">Для оформления процедур используются директивы<text:span text:style-name="T4"> </text:span><text:span text:style-name="T5">PROC</text:span><text:span text:style-name="T4"> </text:span>(начало процедуры) и <text:span text:style-name="T5">ENDP </text:span>(окончание процедуры). После<text:span text:style-name="T1"> </text:span><text:span text:style-name="T5">PROC</text:span><text:span text:style-name="T1"> </text:span>допустимо указание <text:span text:style-name="T5">NEAR </text:span>(код процедуры находится в том же сегменте, что и точки вызова процедуры) или <text:span text:style-name="T5">FAR </text:span>(код процедуры находится в другом сегменте).</text:p>
        </text:list-item>
        <text:list-item>
          <text:p text:style-name="P30">Используются следующие типы сегментов: DATA (сегмент с данными), CODE (сегмент с кодом), STACK (сегмент стека).</text:p>
        </text:list-item>
        <text:list-item>
          <text:p text:style-name="P30">Используются следующие типы выравнивания: PARA (адрес сегмента XXX0, где X – любое шестнадцатеричное число), PAGE (XX00), WORD (XXXE) и BYTE (XXXX).</text:p>
        </text:list-item>
        <text:list-item>
          <text:p text:style-name="P30">Директива ORG позволяет переопределить счётчик команд ассемблера. Используется при написании программ EXE, где требуется <draw:frame draw:style-name="fr1" draw:name="Объект15" text:anchor-type="as-char" svg:y="-0.377cm" svg:width="1.097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отступ на от начала исполняемого файла.</text:p>
        </text:list-item>
        <text:list-item>
          <text:p text:style-name="P30">Директива<text:span text:style-name="T1"> </text:span><text:span text:style-name="T5">END</text:span><text:span text:style-name="T1"> </text:span>для процедур сообщает о завершении кода процедуры; для сегмента — приостановить инкремент счётчика адресов относительно сегмента.</text:p>
        </text:list-item>
        <text:list-item>
          <text:p text:style-name="P30"><text:span text:style-name="T15">…</text:span></text:p>
        </text:list-item>
        <text:list-item>
          <text:p text:style-name="P31"><text:span text:style-name="T15">А</text:span><text:span text:style-name="T14">рифметические операции: сложение </text:span><text:span text:style-name="T11">ADD, </text:span><text:span text:style-name="T14">сложение с переносом </text:span><text:span text:style-name="T11">ADC, </text:span><text:span text:style-name="T14">инкремент данных </text:span><text:span text:style-name="T11">INC, </text:span><text:span text:style-name="T14">вычитание </text:span><text:span text:style-name="T11">SUB, </text:span><text:span text:style-name="T16">вычитание с заёмом </text:span><text:span text:style-name="T13">SBB, </text:span><text:span text:style-name="T16">декремент данных </text:span><text:span text:style-name="T13">DEC, </text:span><text:span text:style-name="T16">сравнение </text:span><text:span text:style-name="T13">CMP </text:span><text:span text:style-name="T16">и умножение </text:span><text:span text:style-name="T13">MUL/IMUL.</text:span></text:p>
        </text:list-item>
        <text:list-item>
          <text:p text:style-name="P30"><text:span text:style-name="T15">…</text:span></text:p>
        </text:list-item>
        <text:list-item>
          <text:p text:style-name="P30"><text:soft-page-break/><text:span text:style-name="T15">Благодаря директивеможно указать какому сегментному регистру сопоставлять какой сегмент.</text:span></text:p>
        </text:list-item>
        <text:list-item>
          <text:p text:style-name="P30"><text:span text:style-name="T15">В ЕХЕ-программах обычно определяется сегмент данных, а регистр DS инициализируется адресом этого сегмента; сегмент стека следует задавать самостоятельно. В СОМ-программах все данные должны быть определены в сегменте кода; стек генерируется автоматически.</text:span></text:p>
        </text:list-item>
        <text:list-item>
          <text:p text:style-name="P30"><text:span text:style-name="T15">…</text:span></text:p>
        </text:list-item>
        <text:list-item>
          <text:p text:style-name="P30"><text:span text:style-name="T15">Назначение вывода— указание шине управления, осуществлять передачу данных между процессором и портом ввода (при 0) или между процессором и памятью (при 1). Соединён непосредственно с контроллером шины.</text:span></text:p>
        </text:list-item>
        <text:list-item>
          <text:p text:style-name="P30"><text:span text:style-name="T15">Заголовок EXE-файла имеет размер 512 байт. Заголовок хранится на диске в начале ехе-файла. В заголовке содержится информация о размере выполняемого модуля, области загрузки в памяти, адрес стека и относительное смещение. В нем также указывается число байтов в последнем блоке ехе-файла, число настраиваемых параметров, количество параграфов в заголовке и некоторые другие данные.</text:span></text:p>
        </text:list-item>
        <text:list-item>
          <text:p text:style-name="P30"><text:span text:style-name="T15">При запуске СОМ-программы DOS заносит в сегментные регистры адрес префикса программного сегмента (256 байт=100Н), который резервируется DОS непосредственно перед СОМ- или ЕХЕ –программой в памяти. Так как адресация начинается со смещения 100Н от начала префикса, то в программе после директивы SEGMENT следует вносить директиву ORG 100H.</text:span></text:p>
        </text:list-item>
        <text:list-item>
          <text:p text:style-name="P32"><text:span text:style-name="T10">Методы адресации: регистровая, непосредственная, прямая, косвенная регистровая, базовая, прямая с индексированием, базово-индексная.</text:span></text:p>
        </text:list-item>
        <text:list-item>
          <text:p text:style-name="P30"><text:span text:style-name="T15">В языке ассемблера строкой называется набор однотипных элементов (байтов, слов). Для обработки строк используются команды: … .</text:span></text:p>
        </text:list-item>
        <text:list-item>
          <text:p text:style-name="P30"><text:span text:style-name="T15">Для задания направления перемещения по строкам применяется флаг D, который устанавливается командой STD и сбрасывается командой CLD. При нулевом значении флага при каждом повторении происходит увеличение адресов источника и приемника, а при единичном – уменьшение.</text:span></text:p>
        </text:list-item>
        <text:list-item>
          <text:p text:style-name="P30"><text:soft-page-break/><text:span text:style-name="T15">Отличие команд и состоит в том, что позволяет сравнить содержимое двух областей памяти размером 1 байт или одно слово, а — содержимое регистра AX и области памяти.</text:span></text:p>
        </text:list-item>
        <text:list-item>
          <text:p text:style-name="P30"><text:span text:style-name="T15">…</text:span></text:p>
        </text:list-item>
        <text:list-item>
          <text:p text:style-name="P34">Суть защищённого режима работы процессора состоит в защите кода текущей программы или пространства других программ от непреднамеренного чтения/записи. <text:span text:style-name="T20">Защита осуществляется следующим образом: в сегментный регистр заносится не реальное значение сегмента, а селектор.</text:span></text:p>
        </text:list-item>
        <text:list-item>
          <text:p text:style-name="P35">Дескриптор сегмента — структура данных, характеризующая размещение и длину используемого сегмента. <text:span text:style-name="T21">Располагается в памяти ПЭВМ. Состоит из 4-х слов. Первое зарезервировано, третье содержит младшие разряды базы, четвёртое — размер сегмента. Второе слова содержит следующую информацию: биты «присутствие в основной памяти» </text:span><text:span text:style-name="T6">P</text:span><text:span text:style-name="T21">, «обращение к сегменту»</text:span><text:span text:style-name="T7"> </text:span><text:span text:style-name="T6">A</text:span><text:span text:style-name="T7"> </text:span><text:span text:style-name="T21">и «системный сегмент» </text:span><text:span text:style-name="T6">S</text:span><text:span text:style-name="T21">; уровень привилегий дескриптора </text:span><text:span text:style-name="T7">DPL; </text:span><text:span text:style-name="T21">тип сегмента; старшие разряды базы.</text:span></text:p>
        </text:list-item>
        <text:list-item>
          <text:p text:style-name="P35">Виртуальная память – это способ организации основной памяти большой емкости с помощью внешней памяти. Она позволяет при составлении программы распоряжаться всем пространством адресов, <text:span text:style-name="T22">называемых виртуальными. Для поддержки виртуальной памяти используется дескриптор сегмента следующим образом: бит </text:span><text:span text:style-name="T6">P </text:span><text:span text:style-name="T22">указывает при </text:span><text:span text:style-name="T22"><draw:frame draw:style-name="fr1" draw:name="Объект10" text:anchor-type="as-char" svg:y="-0.377cm" svg:width="1.055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, что данная страница находится в памяти и УУП осуществляет преобразование виртуального адреса в физический, иначе УУП передаёт ЦП сигнал отсутствия сегмента; в «Тип» указывается, разрешена ли запись в сегмент, тип сегмента.</text:span></text:p>
        </text:list-item>
        <text:list-item>
          <text:p text:style-name="P35">Процессор <text:span text:style-name="T22">второго поколения</text:span> состоит из четырех блоков: адресного AU, шинного BU, исполнительного EU и командного IU, причем все блоки могут работать параллельно. Шинный блок осуществляет считывание памяти и портов ввода/вывода. Адресный блок вычисляет все адреса и формирует физические адреса. <text:span text:style-name="T22">За счёт параллельной работы блоков возможно повышение производитель</text:span><text:soft-page-break/><text:span text:style-name="T22">ности в 2-3 раза. </text:span><text:span text:style-name="T23">Также процессор может работать в реальном и защищённом режимах.</text:span></text:p>
        </text:list-item>
        <text:list-item>
          <text:p text:style-name="P35">…</text:p>
        </text:list-item>
        <text:list-item>
          <text:p text:style-name="P33"><text:span text:style-name="T15">Сегмент состояния задачи состоит из 22-х слов. В нём хранятся состояния всех регистров, начальные значения указателей стеков уровней привилегий 0, 1 и 2, селектор локальной таблицы дескрипторов данной задачи. Совокупность ячеек ПС, ФР и РОН называют блоком управления задачей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21:21:02.441000000</meta:creation-date>
    <meta:editing-duration>PT1H57M18S</meta:editing-duration>
    <meta:editing-cycles>35</meta:editing-cycles>
    <meta:generator>LibreOffice/7.3.7.2$Windows_X86_64 LibreOffice_project/e114eadc50a9ff8d8c8a0567d6da8f454beeb84f</meta:generator>
    <dc:date>2022-12-01T06:04:56.573000000</dc:date>
    <meta:document-statistic meta:table-count="3" meta:image-count="0" meta:object-count="11" meta:page-count="8" meta:paragraph-count="113" meta:word-count="1130" meta:character-count="8189" meta:non-whitespace-character-count="6780"/>
  </office:meta>
</office:document-meta>
</file>

<file path=Object 1/content.xml><?xml version="1.0" encoding="utf-8"?>
<math xmlns="http://www.w3.org/1998/Math/MathML" display="block">
  <semantics>
    <msub>
      <mrow>
        <mn>000</mn>
        <mi>F</mi>
      </mrow>
      <mn>16</mn>
    </msub>
    <annotation encoding="StarMath 5.0">{000F}_{16}	</annotation>
  </semantics>
</math>
</file>

<file path=Object 10/content.xml><?xml version="1.0" encoding="utf-8"?>
<math xmlns="http://www.w3.org/1998/Math/MathML" display="block">
  <semantics>
    <msub>
      <mn>100</mn>
      <mn>16</mn>
    </msub>
    <annotation encoding="StarMath 5.0">100_{ 16 }</annotation>
  </semantics>
</math>
</file>

<file path=Object 11/content.xml><?xml version="1.0" encoding="utf-8"?>
<math xmlns="http://www.w3.org/1998/Math/MathML" display="block">
  <semantics>
    <mrow>
      <mi>P</mi>
      <mo stretchy="false">=</mo>
      <mn>1</mn>
    </mrow>
    <annotation encoding="StarMath 5.0">P=1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row>
          <mn>3</mn>
          <mo stretchy="false">⋅</mo>
          <mrow>
            <mo fence="true" form="prefix" stretchy="false">(</mo>
            <mrow>
              <mrow>
                <mi>C</mi>
                <mo stretchy="false">−</mo>
                <mrow>
                  <mn>2</mn>
                  <mo stretchy="false">⋅</mo>
                  <mi>A</mi>
                </mrow>
              </mrow>
            </mrow>
            <mo fence="true" form="postfix" stretchy="false">)</mo>
          </mrow>
        </mrow>
        <mo stretchy="false">+</mo>
        <mrow>
          <mrow>
            <mo fence="true" form="prefix" stretchy="false">(</mo>
            <mrow>
              <mrow>
                <mi>B</mi>
                <mo stretchy="false">−</mo>
                <mi>C</mi>
                <mo stretchy="false">+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X = 3 cdot ( C - 2 cdot A ) + ( B - C + 1 ) / 2</annotation>
  </semantics>
</math>
</file>

<file path=Object 3/content.xml><?xml version="1.0" encoding="utf-8"?>
<math xmlns="http://www.w3.org/1998/Math/MathML" display="block">
  <semantics>
    <msub>
      <mrow>
        <mn>000</mn>
        <mi>F</mi>
      </mrow>
      <mn>16</mn>
    </msub>
    <annotation encoding="StarMath 5.0">{000F}_{16}</annotation>
  </semantics>
</math>
</file>

<file path=Object 4/content.xml><?xml version="1.0" encoding="utf-8"?>
<math xmlns="http://www.w3.org/1998/Math/MathML" display="block">
  <semantics>
    <mrow>
      <mo stretchy="false">−</mo>
      <mn>79</mn>
    </mrow>
    <annotation encoding="StarMath 5.0">-79</annotation>
  </semantics>
</math>
</file>

<file path=Object 5/content.xml><?xml version="1.0" encoding="utf-8"?>
<math xmlns="http://www.w3.org/1998/Math/MathML" display="block">
  <semantics>
    <mrow>
      <msub>
        <mrow>
          <mi mathvariant="italic">FFB</mi>
          <mn>1</mn>
        </mrow>
        <mn>16</mn>
      </msub>
      <mo stretchy="false">=</mo>
      <msub>
        <mrow>
          <mo stretchy="false">−</mo>
          <mn>79</mn>
        </mrow>
        <mn>10</mn>
      </msub>
    </mrow>
    <annotation encoding="StarMath 5.0">{ FFB1 } _ { 16 } = {-79}_10</annotation>
  </semantics>
</math>
</file>

<file path=Object 6/content.xml><?xml version="1.0" encoding="utf-8"?>
<math xmlns="http://www.w3.org/1998/Math/MathML" display="block">
  <semantics>
    <mrow>
      <mo stretchy="false">−</mo>
      <msub>
        <mn>2184</mn>
        <mn>10</mn>
      </msub>
    </mrow>
    <annotation encoding="StarMath 5.0">-2184_10</annotation>
  </semantics>
</math>
</file>

<file path=Object 7/content.xml><?xml version="1.0" encoding="utf-8"?>
<math xmlns="http://www.w3.org/1998/Math/MathML" display="block">
  <semantics>
    <mrow>
      <mi>F</mi>
      <mrow>
        <msub>
          <mn>778</mn>
          <mn>16</mn>
        </msub>
        <mo stretchy="false">=</mo>
        <mrow>
          <mo stretchy="false">−</mo>
          <msub>
            <mn>2184</mn>
            <mn>10</mn>
          </msub>
        </mrow>
      </mrow>
    </mrow>
    <annotation encoding="StarMath 5.0">F778_16 = -2184_10</annotation>
  </semantics>
</math>
</file>

<file path=Object 8/content.xml><?xml version="1.0" encoding="utf-8"?>
<math xmlns="http://www.w3.org/1998/Math/MathML" display="block">
  <semantics>
    <mrow>
      <mrow>
        <mn>216</mn>
        <mo stretchy="false">⋅</mo>
        <mfrac>
          <mn>1</mn>
          <mrow>
            <mn>5</mn>
            <mo stretchy="false">⋅</mo>
            <msup>
              <mn>10</mn>
              <mn>9</mn>
            </msup>
          </mrow>
        </mfrac>
      </mrow>
      <mo stretchy="false">=</mo>
      <mrow>
        <mn>43,2</mn>
        <mo stretchy="false">⋅</mo>
        <msup>
          <mn>10</mn>
          <mrow>
            <mo stretchy="false">−</mo>
            <mn>9</mn>
          </mrow>
        </msup>
      </mrow>
    </mrow>
    <annotation encoding="StarMath 5.0">216 cdot frac 1 { 5 cdot 10^9 } = 43,2 cdot 10^-9</annotation>
  </semantics>
</math>
</file>

<file path=Object 9/content.xml><?xml version="1.0" encoding="utf-8"?>
<math xmlns="http://www.w3.org/1998/Math/MathML" display="block">
  <semantics>
    <mrow>
      <mrow>
        <mn>242</mn>
        <mo stretchy="false">⋅</mo>
        <mfrac>
          <mn>1</mn>
          <mrow>
            <mn>5</mn>
            <mo stretchy="false">⋅</mo>
            <msup>
              <mn>10</mn>
              <mn>9</mn>
            </msup>
          </mrow>
        </mfrac>
      </mrow>
      <mo stretchy="false">=</mo>
      <mrow>
        <mn>48,4</mn>
        <mo stretchy="false">⋅</mo>
        <msup>
          <mn>10</mn>
          <mrow>
            <mo stretchy="false">−</mo>
            <mn>9</mn>
          </mrow>
        </msup>
      </mrow>
    </mrow>
    <annotation encoding="StarMath 5.0">242 cdot frac 1 { 5 cdot 10^9 } = 48,4 cdot 10^-9</annotation>
  </semantics>
</math>
</file>